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351cm" fo:min-width="0.10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385cm" fo:min-width="0.452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385cm" fo:min-width="0.77cm"/>
      <style:paragraph-properties style:writing-mode="lr-tb"/>
    </style:style>
    <style:style style:name="gr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385cm" fo:min-width="0.77cm"/>
      <style:paragraph-properties style:writing-mode="lr-tb"/>
    </style:style>
    <style:style style:name="gr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385cm" fo:min-width="0.77cm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135cm"/>
      <style:paragraph-properties style:writing-mode="lr-tb"/>
    </style:style>
    <style:style style:name="gr8" style:family="graphic" style:parent-style-name="standard">
      <style:graphic-properties draw:stroke="solid" draw:stroke-dash="Long_20_Dot" svg:stroke-width="0.035cm" svg:stroke-color="#000000" draw:marker-start-width="0.252cm" draw:marker-end-width="0.252cm" draw:fill-color="#eeeeee" draw:textarea-horizontal-align="justify" draw:textarea-vertical-align="middle" draw:auto-grow-height="false" fo:min-height="0.385cm" fo:min-width="0.7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solid" draw:stroke-dash="Long_20_Dot" svg:stroke-width="0.035cm" svg:stroke-color="#000000" draw:marker-start-width="0.252cm" draw:marker-end-width="0.252cm" draw:fill-color="#eeeeee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draw:stroke="solid" draw:stroke-dash="Long_20_Dot" svg:stroke-width="0.035cm" svg:stroke-color="#000000" draw:marker-start-width="0.252cm" draw:marker-end-width="0.252cm" draw:fill-color="#eeeeee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draw:stroke="solid" draw:stroke-dash="Long_20_Dot" svg:stroke-width="0.035cm" svg:stroke-color="#000000" draw:marker-start-width="0.252cm" draw:marker-end-width="0.252cm" draw:fill-color="#eeeeee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1">
      <style:graphic-properties draw:stroke="solid" draw:stroke-dash="Long_20_Dot" svg:stroke-width="0.035cm" svg:stroke-color="#000000" draw:marker-start-width="0.252cm" draw:marker-end-width="0.252cm" draw:fill-color="#eeeeee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draw:stroke="solid" draw:stroke-dash="Long_20_Dot" svg:stroke-width="0.035cm" svg:stroke-color="#000000" draw:marker-start-width="0.252cm" draw:marker-end-width="0.252cm" draw:fill-color="#eeeeee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draw:stroke="solid" draw:stroke-dash="Long_20_Dot" svg:stroke-width="0.035cm" svg:stroke-color="#000000" draw:marker-start-width="0.252cm" draw:marker-end-width="0.252cm" draw:fill-color="#eeeeee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textarea-horizontal-align="justify" draw:textarea-vertical-align="middle" draw:auto-grow-height="false" fo:min-height="1.662cm" fo:min-width="5.233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635cm" svg:x="2.27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2.90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2.90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2.90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2.90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2.90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2.90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2.2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2.90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3.5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3.5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3.5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3.5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4.17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4.17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3.5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3.5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4.17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4.17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3.5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4.17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3.5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3.5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4.17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4.17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5.44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4.81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5.44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6.08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6.71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7.3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7.3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7.3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7.3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7.98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9.25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9.25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9.25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9.25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9.25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9.25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10.52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27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.90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3.54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17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4.81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5.44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08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6.71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3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7.98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8.62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25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9.89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52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16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1.79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43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06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3.7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33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4.97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5.60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24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6.87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7.51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14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8.78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9.41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0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20.685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52cm" svg:height="0.635cm" svg:x="2.27cm" svg:y="1.635cm">
          <text:p text:style-name="P3"><text:span text:style-name="T1">1,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0.635cm" svg:x="2.27cm" svg:y="11.795cm">
          <text:p text:style-name="P5"><text:span text:style-name="T1">15,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0.635cm" svg:x="20.05cm" svg:y="11.795cm">
          <text:p text:style-name="P6"><text:span text:style-name="T1">15,3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0.635cm" svg:x="20.05cm" svg:y="1.635cm">
          <text:p text:style-name="P6"><text:span text:style-name="T1">1,3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6" draw:text-style-name="P8" draw:layer="layout" svg:x1="9.89cm" svg:y1="7.191cm" svg:x2="9.89cm" svg:y2="5.921cm">
          <text:p/>
        </draw:line>
        <draw:line draw:style-name="gr6" draw:text-style-name="P8" draw:layer="layout" svg:x1="9.89cm" svg:y1="7.508cm" svg:x2="9.89cm" svg:y2="8.778cm">
          <text:p/>
        </draw:line>
        <draw:line draw:style-name="gr6" draw:text-style-name="P8" draw:layer="layout" svg:x1="10.048cm" svg:y1="7.35cm" svg:x2="11.318cm" svg:y2="7.35cm">
          <text:p/>
        </draw:line>
        <draw:line draw:style-name="gr6" draw:text-style-name="P8" draw:layer="layout" svg:x1="9.731cm" svg:y1="7.35cm" svg:x2="8.461cm" svg:y2="7.35cm">
          <text:p/>
        </draw:line>
        <draw:custom-shape draw:style-name="gr7" draw:text-style-name="P9" draw:layer="layout" svg:width="0.635cm" svg:height="0.635cm" svg:x="11.318cm" svg:y="7.032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35cm" svg:height="0.635cm" svg:x="9.572cm" svg:y="5.286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35cm" svg:height="0.635cm" svg:x="9.572cm" svg:y="8.77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35cm" svg:height="0.635cm" svg:x="7.826cm" svg:y="7.032cm">
          <text:p text:style-name="P1">W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11" draw:layer="layout" svg:width="1.27cm" svg:height="0.635cm" svg:x="2.27cm" svg:y="4.81cm">
          <text:p text:style-name="P10"><text:span text:style-name="T2">1,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3.54cm" svg:y="4.81cm">
          <text:p text:style-name="P1"><text:span text:style-name="T2">1, 2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4.81cm" svg:y="4.81cm">
          <text:p text:style-name="P1"><text:span text:style-name="T2">1, 3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6.08cm" svg:y="4.81cm">
          <text:p text:style-name="P1"><text:span text:style-name="T2">1, 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27cm" svg:height="0.635cm" svg:x="2.27cm" svg:y="5.445cm">
          <text:p text:style-name="P10"><text:span text:style-name="T2">2,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3.54cm" svg:y="5.445cm">
          <text:p text:style-name="P1"><text:span text:style-name="T2">2, 2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4.81cm" svg:y="5.445cm">
          <text:p text:style-name="P1"><text:span text:style-name="T2">2, 3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6.08cm" svg:y="5.445cm">
          <text:p text:style-name="P1"><text:span text:style-name="T2">2,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27cm" svg:height="0.635cm" svg:x="2.27cm" svg:y="6.08cm">
          <text:p text:style-name="P10"><text:span text:style-name="T2">3,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3.54cm" svg:y="6.08cm">
          <text:p text:style-name="P1"><text:span text:style-name="T2">3, 2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4.81cm" svg:y="6.08cm">
          <text:p text:style-name="P1"><text:span text:style-name="T2">3, 3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6.08cm" svg:y="6.08cm">
          <text:p text:style-name="P1"><text:span text:style-name="T2">3, 4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27cm" svg:height="0.635cm" svg:x="8.62cm" svg:y="5.445cm">
          <text:p text:style-name="P10"><text:span text:style-name="T2">1,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9.89cm" svg:y="5.445cm">
          <text:p text:style-name="P1"><text:span text:style-name="T2">1, 2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11.16cm" svg:y="5.445cm">
          <text:p text:style-name="P1"><text:span text:style-name="T2">1, 3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12.43cm" svg:y="5.445cm">
          <text:p text:style-name="P1"><text:span text:style-name="T2">1, 4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7cm" svg:height="0.635cm" svg:x="13.7cm" svg:y="5.445cm">
          <text:p text:style-name="P10"><text:span text:style-name="T2">2,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14.97cm" svg:y="5.445cm">
          <text:p text:style-name="P1"><text:span text:style-name="T2">2, 2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16.24cm" svg:y="5.445cm">
          <text:p text:style-name="P1"><text:span text:style-name="T2">2, 3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17.51cm" svg:y="5.445cm">
          <text:p text:style-name="P1"><text:span text:style-name="T2">2, 4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0.635cm" svg:x="18.78cm" svg:y="5.445cm">
          <text:p text:style-name="P10"><text:span text:style-name="T2">3,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0.05cm" svg:y="5.445cm">
          <text:p text:style-name="P1"><text:span text:style-name="T2">3, 2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1.32cm" svg:y="5.445cm">
          <text:p text:style-name="P1"><text:span text:style-name="T2">3, 3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2.59cm" svg:y="5.445cm">
          <text:p text:style-name="P1"><text:span text:style-name="T2">3, 4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7.667cm" svg:y1="5.762cm" svg:x2="8.302cm" svg:y2="5.762cm">
          <text:p/>
        </draw:line>
        <draw:custom-shape draw:style-name="gr16" draw:text-style-name="P1" draw:layer="layout" svg:width="6.191cm" svg:height="2.064cm" svg:x="2.746cm" svg:y="0.841cm">
          <text:p text:style-name="P1">How we think</text:p>
          <text:p text:style-name="P1">about a 2D array.</text:p>
          <draw:enhanced-geometry svg:viewBox="0 0 21600 21600" draw:text-areas="800 800 20800 20800" draw:type="round-rectangular-callout" draw:modifiers="8131.39534883721 36976.27118644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6.191cm" svg:height="2.064cm" svg:x="12.43cm" svg:y="0.841cm">
          <text:p text:style-name="P1">How it’s stored</text:p>
          <text:p text:style-name="P1">in memory.</text:p>
          <draw:enhanced-geometry svg:viewBox="0 0 21600 21600" draw:text-areas="800 800 20800 20800" draw:type="round-rectangular-callout" draw:modifiers="10370.9302325581 44298.3050847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13T08:58:27.790148338</meta:creation-date>
    <dc:date>2021-03-14T15:49:28.664972233</dc:date>
    <meta:editing-duration>PT1H27M37S</meta:editing-duration>
    <meta:editing-cycles>3</meta:editing-cycles>
    <meta:generator>LibreOffice/7.0.4.2$MacOSX_X86_64 LibreOffice_project/dcf040e67528d9187c66b2379df5ea4407429775</meta:generator>
    <meta:document-statistic meta:object-count="489"/>
  </office:meta>
</office:document-meta>
</file>